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有效的時間管理</text:h>
      <text:h text:style-name="Heading_20_1" text:outline-level="1">明確設定目標</text:h>
      <text:h text:style-name="Heading_20_2" text:outline-level="2">區分長期與短期目標</text:h>
      <text:h text:style-name="Heading_20_2" text:outline-level="2">使用 SMART 原則（具體、可衡量、可達成、相關性、時限性）</text:h>
      <text:h text:style-name="Heading_20_2" text:outline-level="2">以成果為導向</text:h>
      <text:h text:style-name="Heading_20_1" text:outline-level="1">任務優先順序</text:h>
      <text:h text:style-name="Heading_20_2" text:outline-level="2">使用「艾森豪矩陣」（重要 / 緊急）</text:h>
      <text:h text:style-name="Heading_20_2" text:outline-level="2">避免陷入瑣事浪費時間</text:h>
      <text:h text:style-name="Heading_20_2" text:outline-level="2">每日挑選 3 件最重要的事</text:h>
      <text:h text:style-name="Heading_20_1" text:outline-level="1">制定計劃表</text:h>
      <text:h text:style-name="Heading_20_2" text:outline-level="2">善用日曆、待辦清單、時間軟體</text:h>
      <text:h text:style-name="Heading_20_2" text:outline-level="2">為每項工作設定開始與結束時間</text:h>
      <text:h text:style-name="Heading_20_2" text:outline-level="2">留白以應付突發狀況</text:h>
      <text:h text:style-name="Heading_20_1" text:outline-level="1">運用時間分塊法</text:h>
      <text:h text:style-name="Heading_20_2" text:outline-level="2">將一天劃分成不同的專注時段</text:h>
      <text:h text:style-name="Heading_20_2" text:outline-level="2">同類型任務集中處理</text:h>
      <text:h text:style-name="Heading_20_2" text:outline-level="2">避免頻繁切換造成效率下降</text:h>
      <text:h text:style-name="Heading_20_1" text:outline-level="1"><text:soft-page-break/>專注力管理</text:h>
      <text:h text:style-name="Heading_20_2" text:outline-level="2">排除干擾（手機、社群媒體）</text:h>
      <text:h text:style-name="Heading_20_2" text:outline-level="2">運用「番茄工作法」：25 分鐘專注 + 5 分鐘休息</text:h>
      <text:h text:style-name="Heading_20_2" text:outline-level="2">練習深度工作，提升專注時長</text:h>
      <text:h text:style-name="Heading_20_1" text:outline-level="1">學會拒絕與授權</text:h>
      <text:h text:style-name="Heading_20_2" text:outline-level="2">拒絕與目標無關的任務</text:h>
      <text:h text:style-name="Heading_20_2" text:outline-level="2">避免「過度承諾」</text:h>
      <text:h text:style-name="Heading_20_2" text:outline-level="2">將可委派的工作交給他人</text:h>
      <text:h text:style-name="Heading_20_1" text:outline-level="1">善用碎片時間</text:h>
      <text:h text:style-name="Heading_20_2" text:outline-level="2">搭車、等候時閱讀或學習</text:h>
      <text:h text:style-name="Heading_20_2" text:outline-level="2">使用語音筆記快速記錄想法</text:h>
      <text:h text:style-name="Heading_20_2" text:outline-level="2">進行小型任務（回覆郵件、檢視待辦）</text:h>
      <text:h text:style-name="Heading_20_1" text:outline-level="1">定期檢視與調整</text:h>
      <text:h text:style-name="Heading_20_2" text:outline-level="2">每週回顧完成與未完成事項</text:h>
      <text:h text:style-name="Heading_20_2" text:outline-level="2">找出時間浪費的來源</text:h>
      <text:h text:style-name="Heading_20_2" text:outline-level="2">不斷優化個人時間管理方式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Noto Sans TC" svg:font-family="'Noto Sans TC'" style:font-family-generic="system" style:font-pitch="variable"/>
    <style:font-face style:name="Noto Serif TC" svg:font-family="'Noto Serif T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TC" style:font-size-asian="12pt" style:language-asian="zh" style:country-asian="TW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font-name-asian="Noto Serif TC" style:font-size-asian="12pt" style:language-asian="zh" style:country-asian="TW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24pt" fo:font-weight="bold" style:font-name-asian="Noto Serif TC" style:font-family-asian="'Noto Serif TC'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oto Serif TC" style:font-family-asian="'Noto Serif TC'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有效的時間管理 - 簡報重點</dc:title>
    <meta:document-statistic meta:table-count="0" meta:image-count="0" meta:object-count="0" meta:page-count="2" meta:paragraph-count="33" meta:word-count="353" meta:character-count="368" meta:non-whitespace-character-count="358"/>
    <meta:generator>LibreOffice/24.2.3.2$Windows_x86 LibreOffice_project/433d9c2ded56988e8a90e6b2e771ee4e6a5ab2ba</meta:generator>
    <meta:user-defined meta:name=""/>
    <meta:user-defined meta:name="viewport">width=device-width, initial-scale=1</meta:user-defined>
  </office:meta>
</office:document-meta>
</file>